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27b72" officeooo:paragraph-rsid="00127b72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127b72" officeooo:paragraph-rsid="00127b72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27b72" officeooo:paragraph-rsid="00127b72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127b72" officeooo:paragraph-rsid="00127b72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55ddd" officeooo:paragraph-rsid="00155ddd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officeooo:rsid="00127b72" officeooo:paragraph-rsid="00127b72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size="12pt" fo:font-weight="normal" officeooo:rsid="00127b72" officeooo:paragraph-rsid="00127b72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text-properties fo:font-size="12pt" fo:font-weight="normal" officeooo:rsid="0014ec17" officeooo:paragraph-rsid="0014ec17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text-properties fo:font-size="12pt" fo:font-weight="normal" officeooo:rsid="00155ddd" officeooo:paragraph-rsid="00155ddd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55ddd" officeooo:paragraph-rsid="00155ddd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text-properties fo:font-size="12pt" fo:font-weight="normal" officeooo:rsid="00155ddd" officeooo:paragraph-rsid="00155ddd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officeooo:paragraph-rsid="00127b72"/>
    </style:style>
    <style:style style:name="P13" style:family="paragraph" style:parent-style-name="Standard">
      <style:paragraph-properties fo:break-before="page"/>
      <style:text-properties fo:font-size="12pt" fo:font-weight="bold" officeooo:rsid="00155ddd" officeooo:paragraph-rsid="00155ddd" style:font-size-asian="10.5pt" style:font-weight-asian="bold" style:font-size-complex="12pt" style:font-weight-complex="bold"/>
    </style:style>
    <style:style style:name="T1" style:family="text">
      <style:text-properties fo:font-size="12pt" fo:font-weight="normal" officeooo:rsid="00127b72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4ec17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7be8f" style:font-size-asian="10.5pt" style:font-weight-asian="normal" style:font-size-complex="12pt" style:font-weight-complex="normal"/>
    </style:style>
    <style:style style:name="T4" style:family="text">
      <style:text-properties officeooo:rsid="001872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Project</text:span> requirements and Documentation for eCommerce AI Assistant</text:p>
      <text:p text:style-name="P1"/>
      <text:p text:style-name="P3">General Project Requirements</text:p>
      <text:list xml:id="list4182847052" text:style-name="L1">
        <text:list-item>
          <text:p text:style-name="P6">Project must be developed in Python.</text:p>
        </text:list-item>
        <text:list-item>
          <text:p text:style-name="P6">All code must be thoroughly comment and is subject to code review.</text:p>
        </text:list-item>
      </text:list>
      <text:p text:style-name="P4"/>
      <text:p text:style-name="P2">Phase 1 Requirements</text:p>
      <text:list xml:id="list1372310400" text:style-name="L2">
        <text:list-item>
          <text:p text:style-name="P12"><text:span text:style-name="T1">Developer will create a system to gather product data from the following websites (API is preferred but, if unavailable web scraping is permitted) and store it in a file on for use by the AI system. <text:s/></text:span><text:span text:style-name="T2">Data store must be designed in such a manner that future updates can be added while retaining a historical records for the purposes of projections and trend analysis. <text:s/></text:span><text:span text:style-name="T3">Scraping is to be automated to the maximum extent possible. <text:s/>The system should automatically identify product offering and iterate through them automatically.</text:span></text:p>
          <text:list>
            <text:list-item>
              <text:p text:style-name="P7">AliExpress</text:p>
            </text:list-item>
            <text:list-item>
              <text:p text:style-name="P7">Oberlo</text:p>
            </text:list-item>
          </text:list>
        </text:list-item>
        <text:list-item>
          <text:p text:style-name="P7">Developer will collect the following data for each product.</text:p>
          <text:list>
            <text:list-item>
              <text:p text:style-name="P7">Product name</text:p>
            </text:list-item>
            <text:list-item>
              <text:p text:style-name="P7">Product description</text:p>
            </text:list-item>
            <text:list-item>
              <text:p text:style-name="P7">Product Photo</text:p>
            </text:list-item>
            <text:list-item>
              <text:p text:style-name="P7">Price</text:p>
            </text:list-item>
            <text:list-item>
              <text:p text:style-name="P7">Rating</text:p>
            </text:list-item>
            <text:list-item>
              <text:p text:style-name="P7">Seller Contact</text:p>
            </text:list-item>
            <text:list-item>
              <text:p text:style-name="P7">Seller Rating</text:p>
            </text:list-item>
            <text:list-item>
              <text:p text:style-name="P7">Rate of product returns</text:p>
            </text:list-item>
            <text:list-item>
              <text:p text:style-name="P8">Shipping time</text:p>
            </text:list-item>
            <text:list-item>
              <text:p text:style-name="P8">Shipping weight</text:p>
            </text:list-item>
            <text:list-item>
              <text:p text:style-name="P8">Shipping cost</text:p>
            </text:list-item>
            <text:list-item>
              <text:p text:style-name="P8">Product sales – current</text:p>
            </text:list-item>
            <text:list-item>
              <text:p text:style-name="P8">Product sales - historical</text:p>
            </text:list-item>
            <text:list-item>
              <text:p text:style-name="P8">Any other data that the developer shall deem necessary to in order to fully fulfill project requirements.</text:p>
            </text:list-item>
          </text:list>
        </text:list-item>
        <text:list-item>
          <text:p text:style-name="P8">Developer will create an AI system to parse all available information and intelligently determine the best products and niches for maximum sales and profit potential. <text:s/>Several rules that will be observed include:</text:p>
          <text:list>
            <text:list-item>
              <text:p text:style-name="P8">Product must be in the “impluse buy zone” in terms of price. <text:s/>This is defined as under $70 USD.</text:p>
            </text:list-item>
            <text:list-item>
              <text:p text:style-name="P8">Product must be non-fragile.</text:p>
            </text:list-item>
            <text:list-item>
              <text:p text:style-name="P8">Consumable and/or subscription products are preferred.</text:p>
            </text:list-item>
            <text:list-item>
              <text:p text:style-name="P8">Prurient, sexually explicit, obscene, or potentially dangerous products will be given a lower rating.</text:p>
            </text:list-item>
          </text:list>
        </text:list-item>
        <text:list-item>
          <text:p text:style-name="P9">Recommended products should be returned in a sort able columnar format.</text:p>
        </text:list-item>
        <text:list-item>
          <text:p text:style-name="P9">Recommended products should be fully searchable and filterable by product category and product name.</text:p>
        </text:list-item>
        <text:list-item>
          <text:p text:style-name="P9">For those products for which historical data is available the product information should show changes in trends or other values.</text:p>
        </text:list-item>
        <text:list-item>
          <text:p text:style-name="P9">The AI should identify a top ten list of the best products and identify them as such.</text:p>
        </text:list-item>
      </text:list>
      <text:p text:style-name="P5"/>
      <text:p text:style-name="P13">Phase 2 Requirements (draft)</text:p>
      <text:p text:style-name="P4"/>
      <text:p text:style-name="P5">(note: phase 2 requirements are still being identified and are subject to change)</text:p>
      <text:p text:style-name="P5"/>
      <text:list xml:id="list1482963849" text:style-name="L3">
        <text:list-item>
          <text:p text:style-name="P11">Enhanced learning technology to better identify product trends.</text:p>
        </text:list-item>
        <text:list-item>
          <text:p text:style-name="P11">Additional data sources and drop shipping services/websites.</text:p>
        </text:list-item>
        <text:list-item>
          <text:p text:style-name="P11">Speed improvements.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18:43:49.086861474</meta:creation-date>
    <dc:date>2020-05-10T12:29:11.119739549</dc:date>
    <meta:editing-duration>PT6M1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379" meta:character-count="2312" meta:non-whitespace-character-count="1997"/>
  </office:meta>
</office:document-meta>
</file>